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>
      <style:text-properties officeooo:rsid="00066d0e" officeooo:paragraph-rsid="00066d0e"/>
    </style:style>
    <style:style style:name="P2" style:family="paragraph" style:parent-style-name="List_20_Paragraph">
      <style:text-properties officeooo:rsid="001db8d8" officeooo:paragraph-rsid="001db8d8"/>
    </style:style>
    <style:style style:name="P3" style:family="paragraph" style:parent-style-name="List_20_Paragraph">
      <style:text-properties officeooo:rsid="001db8d8" officeooo:paragraph-rsid="0020e460"/>
    </style:style>
    <style:style style:name="P4" style:family="paragraph" style:parent-style-name="List_20_Paragraph">
      <style:text-properties officeooo:rsid="001db8d8" officeooo:paragraph-rsid="002a62ec"/>
    </style:style>
    <style:style style:name="P5" style:family="paragraph" style:parent-style-name="List_20_Paragraph">
      <style:text-properties officeooo:rsid="001db8d8" officeooo:paragraph-rsid="002c7533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rsid="001f32d7" officeooo:paragraph-rsid="001f32d7"/>
    </style:style>
    <style:style style:name="P7" style:family="paragraph" style:parent-style-name="List_20_Paragraph">
      <style:text-properties fo:font-weight="normal" officeooo:rsid="00216096" officeooo:paragraph-rsid="00216096" style:font-weight-asian="normal" style:font-weight-complex="normal"/>
    </style:style>
    <style:style style:name="P8" style:family="paragraph" style:parent-style-name="List_20_Paragraph">
      <style:text-properties fo:font-weight="normal" officeooo:rsid="00224925" officeooo:paragraph-rsid="00224925" style:font-weight-asian="normal" style:font-weight-complex="normal"/>
    </style:style>
    <style:style style:name="P9" style:family="paragraph" style:parent-style-name="List_20_Paragraph">
      <style:text-properties fo:font-weight="normal" officeooo:rsid="001db8d8" officeooo:paragraph-rsid="00250367" style:font-weight-asian="normal" style:font-weight-complex="normal"/>
    </style:style>
    <style:style style:name="P10" style:family="paragraph" style:parent-style-name="List_20_Paragraph">
      <style:text-properties fo:font-weight="normal" officeooo:rsid="00250367" officeooo:paragraph-rsid="00250367" style:font-weight-asian="normal" style:font-weight-complex="normal"/>
    </style:style>
    <style:style style:name="P11" style:family="paragraph" style:parent-style-name="List_20_Paragraph">
      <style:text-properties fo:font-weight="normal" officeooo:rsid="00250367" officeooo:paragraph-rsid="002c7533" style:font-weight-asian="normal" style:font-weight-complex="normal"/>
    </style:style>
    <style:style style:name="P12" style:family="paragraph" style:parent-style-name="List_20_Paragraph">
      <style:text-properties fo:font-weight="normal" officeooo:rsid="00262e84" officeooo:paragraph-rsid="00262e84" style:font-weight-asian="normal" style:font-weight-complex="normal"/>
    </style:style>
    <style:style style:name="P13" style:family="paragraph" style:parent-style-name="List_20_Paragraph">
      <style:text-properties fo:font-weight="bold" officeooo:rsid="0020e460" officeooo:paragraph-rsid="001db8d8" style:font-weight-asian="bold" style:font-weight-complex="bold"/>
    </style:style>
    <style:style style:name="P14" style:family="paragraph" style:parent-style-name="List_20_Paragraph">
      <style:text-properties fo:font-weight="bold" officeooo:rsid="0023944f" officeooo:paragraph-rsid="00250367" style:font-weight-asian="bold" style:font-weight-complex="bold"/>
    </style:style>
    <style:style style:name="P15" style:family="paragraph" style:parent-style-name="List_20_Paragraph">
      <style:text-properties fo:font-weight="bold" officeooo:rsid="0023944f" officeooo:paragraph-rsid="002a62ec" style:font-weight-asian="bold" style:font-weight-complex="bold"/>
    </style:style>
    <style:style style:name="P16" style:family="paragraph" style:parent-style-name="List_20_Paragraph">
      <style:text-properties fo:font-weight="bold" officeooo:rsid="00250367" officeooo:paragraph-rsid="00250367" style:font-weight-asian="bold" style:font-weight-complex="bold"/>
    </style:style>
    <style:style style:name="P17" style:family="paragraph" style:parent-style-name="List_20_Paragraph">
      <style:text-properties fo:font-weight="bold" officeooo:rsid="00250367" officeooo:paragraph-rsid="002c7533" style:font-weight-asian="bold" style:font-weight-complex="bold"/>
    </style:style>
    <style:style style:name="P18" style:family="paragraph" style:parent-style-name="List_20_Paragraph">
      <style:text-properties fo:font-weight="bold" officeooo:rsid="00250367" officeooo:paragraph-rsid="002e0c43" style:font-weight-asian="bold" style:font-weight-complex="bold"/>
    </style:style>
    <style:style style:name="P19" style:family="paragraph" style:parent-style-name="List_20_Paragraph">
      <style:text-properties fo:font-weight="bold" officeooo:rsid="001db8d8" officeooo:paragraph-rsid="002c7533" style:font-weight-asian="bold" style:font-weight-complex="bold"/>
    </style:style>
    <style:style style:name="P20" style:family="paragraph" style:parent-style-name="List_20_Paragraph">
      <style:text-properties officeooo:rsid="0026a964" officeooo:paragraph-rsid="0026a964"/>
    </style:style>
    <style:style style:name="P21" style:family="paragraph" style:parent-style-name="Standard">
      <style:text-properties style:text-line-through-style="none" style:text-line-through-type="none" fo:font-weight="bold" style:font-weight-asian="bold"/>
    </style:style>
    <style:style style:name="P22" style:family="paragraph" style:parent-style-name="List_20_Paragraph">
      <style:text-properties officeooo:rsid="001db8d8" officeooo:paragraph-rsid="0030f27d"/>
    </style:style>
    <style:style style:name="P23" style:family="paragraph" style:parent-style-name="List_20_Paragraph">
      <style:text-properties officeooo:rsid="001db8d8" officeooo:paragraph-rsid="002e0c43"/>
    </style:style>
    <style:style style:name="P24" style:family="paragraph" style:parent-style-name="List_20_Paragraph">
      <style:text-properties fo:font-weight="normal" officeooo:rsid="0026a964" officeooo:paragraph-rsid="0026a964" style:font-weight-asian="normal" style:font-weight-complex="normal"/>
    </style:style>
    <style:style style:name="P25" style:family="paragraph" style:parent-style-name="List_20_Paragraph">
      <style:text-properties fo:font-weight="normal" officeooo:rsid="0026a964" officeooo:paragraph-rsid="002e0c43" style:font-weight-asian="normal" style:font-weight-complex="normal"/>
    </style:style>
    <style:style style:name="P26" style:family="paragraph" style:parent-style-name="List_20_Paragraph">
      <style:text-properties fo:font-weight="normal" officeooo:rsid="0026a964" officeooo:paragraph-rsid="0031d98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944f" style:font-weight-asian="bold" style:font-weight-complex="bold"/>
    </style:style>
    <style:style style:name="T3" style:family="text">
      <style:text-properties fo:font-weight="bold" officeooo:rsid="00224925" style:font-weight-asian="bold" style:font-weight-complex="bold"/>
    </style:style>
    <style:style style:name="T4" style:family="text">
      <style:text-properties fo:font-weight="bold" officeooo:rsid="00250367" style:font-weight-asian="bold" style:font-weight-complex="bold"/>
    </style:style>
    <style:style style:name="T5" style:family="text">
      <style:text-properties fo:font-weight="bold" officeooo:rsid="0029b0c6" style:font-weight-asian="bold" style:font-weight-complex="bold"/>
    </style:style>
    <style:style style:name="T6" style:family="text">
      <style:text-properties fo:font-weight="bold" officeooo:rsid="002e20f7" style:font-weight-asian="bold" style:font-weight-complex="bold"/>
    </style:style>
    <style:style style:name="T7" style:family="text">
      <style:text-properties fo:font-weight="bold" officeooo:rsid="002e0c43" style:font-weight-asian="bold" style:font-weight-complex="bold"/>
    </style:style>
    <style:style style:name="T8" style:family="text">
      <style:text-properties fo:font-weight="bold" officeooo:rsid="0031d98a" style:font-weight-asian="bold" style:font-weight-complex="bold"/>
    </style:style>
    <style:style style:name="T9" style:family="text">
      <style:text-properties officeooo:rsid="001f32d7"/>
    </style:style>
    <style:style style:name="T10" style:family="text">
      <style:text-properties fo:font-weight="normal" officeooo:rsid="00224925" style:font-weight-asian="normal" style:font-weight-complex="normal"/>
    </style:style>
    <style:style style:name="T11" style:family="text">
      <style:text-properties fo:font-weight="normal" officeooo:rsid="0023944f" style:font-weight-asian="normal" style:font-weight-complex="normal"/>
    </style:style>
    <style:style style:name="T12" style:family="text">
      <style:text-properties fo:font-weight="normal" officeooo:rsid="00250367" style:font-weight-asian="normal" style:font-weight-complex="normal"/>
    </style:style>
    <style:style style:name="T13" style:family="text">
      <style:text-properties fo:font-weight="normal" officeooo:rsid="002e0c43" style:font-weight-asian="normal" style:font-weight-complex="normal"/>
    </style:style>
    <style:style style:name="T14" style:family="text">
      <style:text-properties fo:font-weight="normal" officeooo:rsid="0030f27d" style:font-weight-asian="normal" style:font-weight-complex="normal"/>
    </style:style>
    <style:style style:name="T15" style:family="text">
      <style:text-properties style:font-name="Verdana" fo:font-size="14pt" style:text-underline-style="none" style:font-size-asian="14pt" style:font-size-complex="14pt"/>
    </style:style>
    <style:style style:name="T16" style:family="text">
      <style:text-properties style:font-name="Verdana" fo:font-size="14pt" style:text-underline-style="none" officeooo:rsid="0020e460" style:font-size-asian="14pt" style:font-size-complex="14pt"/>
    </style:style>
    <style:style style:name="T17" style:family="text">
      <style:text-properties officeooo:rsid="002e0c43"/>
    </style:style>
    <style:style style:name="T18" style:family="text">
      <style:text-properties officeooo:rsid="002e20f7"/>
    </style:style>
    <style:style style:name="T19" style:family="text">
      <style:text-properties officeooo:rsid="0030f2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5">Ajustes </text:span><text:span text:style-name="T16">terceira</text:span><text:span text:style-name="T15"> parte mokbeats</text:span></text:p>
      <text:p text:style-name="P1"/>
      <text:p text:style-name="P2">assinatura pagina – <text:span text:style-name="T2">OK</text:span></text:p>
      <text:p text:style-name="P13"/>
      <text:p text:style-name="P8">finalizar compra pagina – <text:span text:style-name="T1">O</text:span><text:span text:style-name="T2">K</text:span></text:p>
      <text:p text:style-name="P7"/>
      <text:p text:style-name="P7">entre em contato pagina - <text:span text:style-name="T5">OK</text:span></text:p>
      <text:p text:style-name="P2"/>
      <text:p text:style-name="P4">pedidos pagina<text:span text:style-name="T10"> – </text:span><text:span text:style-name="T3">O</text:span><text:span text:style-name="T2">K</text:span></text:p>
      <text:p text:style-name="P15"/>
      <text:p text:style-name="P4"><text:span text:style-name="T11">cartoes de credito pagina</text:span><text:span text:style-name="T10"> – </text:span><text:span text:style-name="T3">O</text:span><text:span text:style-name="T2">K</text:span></text:p>
      <text:p text:style-name="P2"/>
      <text:p text:style-name="P23">atualizar informacoes pagina <text:span text:style-name="T12">(mudar para</text:span><text:span text:style-name="T4"> </text:span><text:span text:style-name="T12">CONFIGURACOES)</text:span><text:span text:style-name="T10"> – </text:span><text:span text:style-name="T3">O</text:span><text:span text:style-name="T2">K</text:span></text:p>
      <text:p text:style-name="P25"/>
      <text:p text:style-name="P26"><text:bookmark-start text:name="__DdeLink__138_181993173"/>Stems precisam ter o mesmo duracao da full track<text:bookmark-end text:name="__DdeLink__138_181993173"/>; - <text:span text:style-name="T8">OK</text:span></text:p>
      <text:p text:style-name="P16"/>
      <text:p text:style-name="P5">playlist pagina </text:p>
      <text:p text:style-name="P19">// https://www.premiumbeat.com/pt/account/playlists</text:p>
      <text:p text:style-name="P4"/>
      <text:p text:style-name="P22">pagina do produtor para o produtor <text:span text:style-name="T19">(</text:span><text:span text:style-name="T13">personalizar pro produtor</text:span><text:span text:style-name="T14">)</text:span></text:p>
      <text:p text:style-name="P18">// <text:a xlink:type="simple" xlink:href="https://www.premiumbeat.com/pt/artist/taizo-audio" text:style-name="Internet_20_link" text:visited-style-name="Visited_20_Internet_20_Link">https://www.premiumbeat.com/pt/artist/taizo-audio</text:a> </text:p>
      <text:p text:style-name="P4"/>
      <text:p text:style-name="P11">pagina do produtor pro usuario visualizar. </text:p>
      <text:p text:style-name="P17">// https://www.premiumbeat.com/pt/artist/taizo-audio</text:p>
      <text:p text:style-name="P14"/>
      <text:p text:style-name="P10">inserir checkbox de autenticacao de dois fatores tanto no cadastro da conta quanto nas atualizacao de informacoes do contato;</text:p>
      <text:p text:style-name="P9"/>
      <text:p text:style-name="P10">forca da senha medir.</text:p>
      <text:p text:style-name="P24"><text:span text:style-name="T8"/></text:p>
      <text:p text:style-name="P10"/>
      <text:p text:style-name="P12">Botoes centralizados</text:p>
      <text:p text:style-name="P2"/>
      <text:p text:style-name="P2">erro ao curtir, <text:span text:style-name="T18">após musica estar curtida deveria ficar marcado o coração com a cor necessário banco de dados,</text:span> fazer simula<text:span text:style-name="T18">çã</text:span>o<text:span text:style-name="T9">, </text:span><text:span text:style-name="T17">criar banco de dados pra simular </text:span><text:span text:style-name="T18">todos os botoes além do de curtir e também requisições necessárias pra isso</text:span></text:p>
      <text:p text:style-name="P3"/>
      <text:p text:style-name="P3">verificar todos os mobile não feitos.</text:p>
      <text:p text:style-name="P3"/>
      <text:p text:style-name="P20">Player <text:span text:style-name="T18">reprodutor da musica com os canais igual do premiumbeat</text:span>, <text:span text:style-name="T17">ir atras de api e implementar. </text:span><text:span text:style-name="T18">(</text:span><text:span text:style-name="T6">EXIGE TEMPO E PESQUISA),</text:span></text:p>
      <text:p text:style-name="P2"/>
      <text:p text:style-name="P6"><text:soft-page-break/>Por ultimo: Video no fundo da home com opção de desligar ou ligar o so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line-through-style="none" style:text-line-through-type="non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s Kahane</meta:initial-creator>
    <meta:editing-cycles>25</meta:editing-cycles>
    <meta:creation-date>2023-07-14T19:47:00</meta:creation-date>
    <dc:date>2023-11-12T22:53:52.463516623</dc:date>
    <meta:editing-duration>P1DT19H13M35S</meta:editing-duration>
    <meta:generator>LibreOffice/7.3.7.2$Linux_X86_64 LibreOffice_project/30$Build-2</meta:generator>
    <meta:document-statistic meta:table-count="0" meta:image-count="0" meta:object-count="0" meta:page-count="2" meta:paragraph-count="21" meta:word-count="172" meta:character-count="1180" meta:non-whitespace-character-count="1021"/>
    <meta:user-defined meta:name="AppVersion">14.0000</meta:user-defined>
    <meta:user-defined meta:name="Company">Mok</meta:user-defined>
    <meta:template xlink:type="simple" xlink:actuate="onRequest" xlink:title="Normal.dotm" xlink:href=""/>
  </office:meta>
</office:document-meta>
</file>